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95" style:family="table">
      <style:table-properties style:width="6.3625in" fo:margin-left="-0.0313in" table:align="left" style:writing-mode="lr-tb"/>
    </style:style>
    <style:style style:name="Table195.A" style:family="table-column">
      <style:table-column-properties style:column-width="0.5451in"/>
    </style:style>
    <style:style style:name="Table195.B" style:family="table-column">
      <style:table-column-properties style:column-width="5.8174in"/>
    </style:style>
    <style:style style:name="Table195.1" style:family="table-row">
      <style:table-row-properties fo:keep-together="auto"/>
    </style:style>
    <style:style style:name="Table195.A1" style:family="table-cell">
      <style:table-cell-properties style:vertical-align="middle" fo:padding="0.0104in" fo:border="none" style:writing-mode="lr-tb"/>
    </style:style>
    <style:style style:name="Table196" style:family="table">
      <style:table-properties style:width="6.3in" table:align="left" style:writing-mode="lr-tb"/>
    </style:style>
    <style:style style:name="Table196.A" style:family="table-column">
      <style:table-column-properties style:column-width="6.3in"/>
    </style:style>
    <style:style style:name="Table196.1" style:family="table-row">
      <style:table-row-properties fo:keep-together="auto"/>
    </style:style>
    <style:style style:name="Table196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96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.139in" style:contextual-spacing="false"/>
      <style:text-properties fo:font-weight="bold" officeooo:paragraph-rsid="00170766" style:font-weight-asian="bold" style:font-weight-complex="bold"/>
    </style:style>
    <style:style style:name="P2" style:family="paragraph" style:parent-style-name="Standard">
      <style:paragraph-properties fo:margin-top="0in" fo:margin-bottom="0.139in" style:contextual-spacing="false" fo:line-height="115%" fo:orphans="2" fo:widows="2" style:writing-mode="lr-tb"/>
      <style:text-properties officeooo:paragraph-rsid="00170766"/>
    </style:style>
    <style:style style:name="P3" style:family="paragraph" style:parent-style-name="Heading_20_3">
      <style:text-properties officeooo:paragraph-rsid="00170766"/>
    </style:style>
    <style:style style:name="P4" style:family="paragraph" style:parent-style-name="chaphead">
      <style:text-properties officeooo:paragraph-rsid="00170766"/>
    </style:style>
    <style:style style:name="P5" style:family="paragraph" style:parent-style-name="secthead">
      <style:text-properties officeooo:paragraph-rsid="00170766"/>
    </style:style>
    <style:style style:name="P6" style:family="paragraph" style:parent-style-name="Normal_20__28_Web_29_">
      <style:text-properties officeooo:paragraph-rsid="00170766"/>
    </style:style>
    <style:style style:name="P7" style:family="paragraph" style:parent-style-name="codetitle">
      <style:paragraph-properties fo:margin-top="0.1945in" fo:margin-bottom="0in" style:contextual-spacing="false"/>
      <style:text-properties officeooo:paragraph-rsid="00170766"/>
    </style:style>
    <style:style style:name="P8" style:family="paragraph" style:parent-style-name="HTML_20_Preformatted">
      <style:text-properties officeooo:paragraph-rsid="001707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11. Finalizarea Instalării Gentoo</text:h>
      <text:p text:style-name="P4"><text:span text:style-name="chapnum">2.a. </text:span>Administrarea Utilizatorilor de Sistem</text:p>
      <text:p text:style-name="P5">Adăugarea Unui Utilizator pentru Întrebuinţarea Zilnică</text:p>
      <text:p text:style-name="P6">Utilizând root pe un sistem Unix/Linux este <text:span text:style-name="Emphasis1">periculos</text:span> şi trebuie evitat cât mai mult. De aceea se recomandă <text:span text:style-name="Emphasis1">insistent</text:span> să adăugaţi un user pentru folosirea zilnică. <text:s/>Grupurile în care user-ul este membru definesc activităţile pe care le poate efectua user-ul. Următorul tabel afişează un număr de grupuri importante pe care le puteţi utiliza: </text:p>
      <table:table table:name="Table195" table:style-name="Table195">
        <table:table-column table:style-name="Table195.A"/>
        <table:table-column table:style-name="Table195.B"/>
        <table:table-row table:style-name="Table195.1">
          <table:table-cell table:style-name="Table195.A1" office:value-type="string">
            <text:p text:style-name="P1">Grup</text:p>
          </table:table-cell>
          <table:table-cell table:style-name="Table195.A1" office:value-type="string">
            <text:p text:style-name="P1">Descriere</text:p>
          </table:table-cell>
        </table:table-row>
        <table:table-row table:style-name="Table195.1">
          <table:table-cell table:style-name="Table195.A1" office:value-type="string">
            <text:p text:style-name="P2">audio</text:p>
          </table:table-cell>
          <table:table-cell table:style-name="Table195.A1" office:value-type="string">
            <text:p text:style-name="P2">pentru a avea acces la dispozitivele audio</text:p>
          </table:table-cell>
        </table:table-row>
        <table:table-row table:style-name="Table195.1">
          <table:table-cell table:style-name="Table195.A1" office:value-type="string">
            <text:p text:style-name="P2">cdrom</text:p>
          </table:table-cell>
          <table:table-cell table:style-name="Table195.A1" office:value-type="string">
            <text:p text:style-name="P2">pentru a putea avea acces direct dispozitivele cdrom</text:p>
          </table:table-cell>
        </table:table-row>
        <table:table-row table:style-name="Table195.1">
          <table:table-cell table:style-name="Table195.A1" office:value-type="string">
            <text:p text:style-name="P2">floppy</text:p>
          </table:table-cell>
          <table:table-cell table:style-name="Table195.A1" office:value-type="string">
            <text:p text:style-name="P2">pentru a putea avea acces direct dispozitivele floppy</text:p>
          </table:table-cell>
        </table:table-row>
        <table:table-row table:style-name="Table195.1">
          <table:table-cell table:style-name="Table195.A1" office:value-type="string">
            <text:p text:style-name="P2">games</text:p>
          </table:table-cell>
          <table:table-cell table:style-name="Table195.A1" office:value-type="string">
            <text:p text:style-name="P2">pentru a putea rula jocuri</text:p>
          </table:table-cell>
        </table:table-row>
        <table:table-row table:style-name="Table195.1">
          <table:table-cell table:style-name="Table195.A1" office:value-type="string">
            <text:p text:style-name="P2">portage</text:p>
          </table:table-cell>
          <table:table-cell table:style-name="Table195.A1" office:value-type="string">
            <text:p text:style-name="P2">pentru a putea rula <text:span text:style-name="code">emerge --pretend</text:span> ca utilizator normal</text:p>
          </table:table-cell>
        </table:table-row>
        <table:table-row table:style-name="Table195.1">
          <table:table-cell table:style-name="Table195.A1" office:value-type="string">
            <text:p text:style-name="P2">usb</text:p>
          </table:table-cell>
          <table:table-cell table:style-name="Table195.A1" office:value-type="string">
            <text:p text:style-name="P2">pentru a putea accesa dispozitivele USB</text:p>
          </table:table-cell>
        </table:table-row>
        <table:table-row table:style-name="Table195.1">
          <table:table-cell table:style-name="Table195.A1" office:value-type="string">
            <text:p text:style-name="P2">plugdev</text:p>
          </table:table-cell>
          <table:table-cell table:style-name="Table195.A1" office:value-type="string">
            <text:p text:style-name="P2">pentru a putea efectua mount şi utiliza dispozitivele conectabile, cum ar fi camerele digitale şi memoriile USB </text:p>
          </table:table-cell>
        </table:table-row>
        <table:table-row table:style-name="Table195.1">
          <table:table-cell table:style-name="Table195.A1" office:value-type="string">
            <text:p text:style-name="P2">video</text:p>
          </table:table-cell>
          <table:table-cell table:style-name="Table195.A1" office:value-type="string">
            <text:p text:style-name="P2">pentru a putea accesa componentele hardware de captură video şi a putea beneficia de accelerare hardware </text:p>
          </table:table-cell>
        </table:table-row>
        <table:table-row table:style-name="Table195.1">
          <table:table-cell table:style-name="Table195.A1" office:value-type="string">
            <text:p text:style-name="P2">wheel</text:p>
          </table:table-cell>
          <table:table-cell table:style-name="Table195.A1" office:value-type="string">
            <text:p text:style-name="P2">pentru a putea utiliza <text:span text:style-name="code">su</text:span> </text:p>
          </table:table-cell>
        </table:table-row>
      </table:table>
      <text:p text:style-name="P6">De exemplu, pentru a creea un user <text:span text:style-name="code">john</text:span> care este membru al grupurilor <text:span text:style-name="code">wheel</text:span>, <text:span text:style-name="code">users</text:span> şi <text:span text:style-name="code">audio</text:span> trebuie să efectuaţi login ca root (numai utilizatorii root pot crea user-i) şi să rulaţi <text:span text:style-name="code">useradd</text:span>: </text:p>
      <table:table table:name="Table196" table:style-name="Table196">
        <table:table-column table:style-name="Table196.A"/>
        <table:table-row table:style-name="Table196.1">
          <table:table-cell table:style-name="Table196.A1" office:value-type="string">
            <text:p text:style-name="P7"><text:bookmark text:name="book_part1_chap11__chap1_pre1"/>Cod 1.1: Adăugarea unui user pentru întrebuinţarea zilnică</text:p>
          </table:table-cell>
        </table:table-row>
        <table:table-row table:style-name="Table196.1">
          <table:table-cell table:style-name="Table196.A2" office:value-type="string">
            <text:p text:style-name="P8">Login: <text:span text:style-name="code-input">root</text:span></text:p>
            <text:p text:style-name="P8">Password: <text:span text:style-name="code-comment">(Parola dvs. pentru root)</text:span></text:p>
            <text:p text:style-name="P8"/>
            <text:p text:style-name="P8"># <text:span text:style-name="code-input">useradd -m -G users,wheel,audio -s /bin/bash john</text:span></text:p>
            <text:p text:style-name="P8"># <text:span text:style-name="code-input">passwd john</text:span></text:p>
            <text:p text:style-name="P8">Password: <text:span text:style-name="code-comment">(Introduceţi parola pentru john)</text:span></text:p>
            <text:p text:style-name="P8">Re-enter password: <text:span text:style-name="code-comment">(Reintroduceţi parola pentru verificare)</text:span></text:p>
          </table:table-cell>
        </table:table-row>
      </table:table>
      <text:p text:style-name="P6">Dacă acest user are nevoie să facă anumite operaţi ca root, se poate utiliza comanda <text:span text:style-name="code">su -</text:span> pentru a primi privilegii de root, doar temporar. O altă metodă este pachetul <text:span text:style-name="code">sudo</text:span> care, dacă este configurat bine, este foarte sigu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o" fo:country="RO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 fo:line-height="100%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chaphead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secthead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odetitle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/>
      <style:text-properties style:font-name="Courier New" fo:font-size="10pt" style:font-name-asian="Times New Roman" style:font-size-asian="10pt" style:font-name-complex="Courier New" style:font-size-complex="10pt"/>
    </style:style>
    <style:style style:name="Default_20_Paragraph_20_Font" style:display-name="Default Paragraph Font" style:family="text"/>
    <style:style style:name="chapnum" style:family="text" style:parent-style-name="Default_20_Paragraph_20_Font"/>
    <style:style style:name="Emphasis1" style:family="text" style:parent-style-name="Default_20_Paragraph_20_Font"/>
    <style:style style:name="code" style:family="text" style:parent-style-name="Default_20_Paragraph_20_Font"/>
    <style:style style:name="code-input" style:family="text" style:parent-style-name="Default_20_Paragraph_20_Font"/>
    <style:style style:name="code-commen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08:55:19.51</meta:creation-date>
    <dc:date>2013-03-12T08:56:14.29</dc:date>
    <meta:editing-duration>P0D</meta:editing-duration>
    <meta:editing-cycles>1</meta:editing-cycles>
    <meta:document-statistic meta:table-count="2" meta:image-count="0" meta:object-count="0" meta:page-count="1" meta:paragraph-count="33" meta:word-count="270" meta:character-count="1732" meta:non-whitespace-character-count="1489"/>
    <meta:generator>LibreOffice/4.0.0.3$Windows_x86 LibreOffice_project/7545bee9c2a0782548772a21bc84a9dcc583b89</meta:generator>
  </office:meta>
</office:document-meta>
</file>